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294" officeooo:paragraph-rsid="001c0294"/>
    </style:style>
    <style:style style:name="P2" style:family="paragraph" style:parent-style-name="Standard" style:list-style-name="L2">
      <style:text-properties officeooo:rsid="001c0294" officeooo:paragraph-rsid="001c0294"/>
    </style:style>
    <style:style style:name="P3" style:family="paragraph" style:parent-style-name="Standard" style:list-style-name="L3">
      <style:text-properties officeooo:rsid="001c0294" officeooo:paragraph-rsid="001c0294"/>
    </style:style>
    <style:style style:name="P4" style:family="paragraph" style:parent-style-name="Standard">
      <style:text-properties officeooo:rsid="001c0294" officeooo:paragraph-rsid="001cf231"/>
    </style:style>
    <style:style style:name="P5" style:family="paragraph" style:parent-style-name="Standard">
      <style:text-properties officeooo:rsid="001c0294" officeooo:paragraph-rsid="001e5585"/>
    </style:style>
    <style:style style:name="P6" style:family="paragraph" style:parent-style-name="Standard">
      <style:text-properties officeooo:paragraph-rsid="001c0294"/>
    </style:style>
    <style:style style:name="P7" style:family="paragraph" style:parent-style-name="Standard" style:list-style-name="L4">
      <style:text-properties officeooo:paragraph-rsid="001cf231"/>
    </style:style>
    <style:style style:name="P8" style:family="paragraph" style:parent-style-name="Standard" style:list-style-name="L5">
      <style:text-properties officeooo:paragraph-rsid="001cf231"/>
    </style:style>
    <style:style style:name="P9" style:family="paragraph" style:parent-style-name="Standard">
      <style:text-properties officeooo:rsid="001cf231" officeooo:paragraph-rsid="001cf231"/>
    </style:style>
    <style:style style:name="P10" style:family="paragraph" style:parent-style-name="Standard" style:list-style-name="L7">
      <style:text-properties officeooo:rsid="001cf231" officeooo:paragraph-rsid="001cf231"/>
    </style:style>
    <style:style style:name="P11" style:family="paragraph" style:parent-style-name="Standard">
      <style:text-properties officeooo:rsid="001e5585" officeooo:paragraph-rsid="001e5585"/>
    </style:style>
    <style:style style:name="P12" style:family="paragraph" style:parent-style-name="Standard" style:list-style-name="L8">
      <style:text-properties officeooo:rsid="001e5585" officeooo:paragraph-rsid="001e5585"/>
    </style:style>
    <style:style style:name="P13" style:family="paragraph" style:parent-style-name="Standard" style:list-style-name="L8">
      <style:text-properties officeooo:paragraph-rsid="001e5585"/>
    </style:style>
    <style:style style:name="P14" style:family="paragraph" style:parent-style-name="Standard">
      <style:text-properties officeooo:rsid="001ff5c2" officeooo:paragraph-rsid="001ff5c2"/>
    </style:style>
    <style:style style:name="P15" style:family="paragraph" style:parent-style-name="Standard">
      <style:text-properties officeooo:rsid="00217db7" officeooo:paragraph-rsid="00217db7"/>
    </style:style>
    <style:style style:name="T1" style:family="text">
      <style:text-properties officeooo:rsid="001c0294"/>
    </style:style>
    <style:style style:name="T2" style:family="text">
      <style:text-properties officeooo:rsid="001cf2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af website:</text:p>
      <text:p text:style-name="P1"/>
      <text:p text:style-name="P6"><text:span text:style-name="T1">Seo test: </text:span></text:p>
      <text:list xml:id="list2820134086" text:style-name="L2">
        <text:list-item>
          <text:p text:style-name="P2">gtmetrix.com</text:p>
        </text:list-item>
        <text:list-item>
          <text:p text:style-name="P2">dareboost.</text:p>
        </text:list-item>
      </text:list>
      <text:p text:style-name="P1"/>
      <text:p text:style-name="P1">HTML valildering</text:p>
      <text:list xml:id="list4003113167" text:style-name="L3">
        <text:list-item>
          <text:p text:style-name="P3">W3</text:p>
        </text:list-item>
      </text:list>
      <text:p text:style-name="P1"/>
      <text:p text:style-name="P9">CSS validering</text:p>
      <text:list xml:id="list3469481827" text:style-name="L7">
        <text:list-item>
          <text:p text:style-name="P10">W3</text:p>
        </text:list-item>
      </text:list>
      <text:p text:style-name="P1"/>
      <text:p text:style-name="P1">Performance værktøj i browseren: Optimum Performance (load time, overall speed)</text:p>
      <text:p text:style-name="P1"/>
      <text:p text:style-name="P11">Social media</text:p>
      <text:p text:style-name="P1"/>
      <text:p text:style-name="P4">Funktions test:</text:p>
      <text:list xml:id="list4260780125" text:style-name="L5">
        <text:list-item>
          <text:p text:style-name="P8"><text:span text:style-name="T1">backend</text:span></text:p>
        </text:list-item>
        <text:list-item>
          <text:p text:style-name="P8"><text:span text:style-name="T1">frontend</text:span></text:p>
        </text:list-item>
      </text:list>
      <text:p text:style-name="P1"/>
      <text:p text:style-name="P4">Bruger test</text:p>
      <text:list xml:id="list3956597845" text:style-name="L4">
        <text:list-item>
          <text:p text:style-name="P7"><text:span text:style-name="T1">QA, Design test</text:span></text:p>
        </text:list-item>
        <text:list-item>
          <text:p text:style-name="P7"><text:span text:style-name="T1">Overall Functionality of Site</text:span></text:p>
        </text:list-item>
        <text:list-item>
          <text:p text:style-name="P7"><text:span text:style-name="T2">Broken, missing or wrong links</text:span></text:p>
        </text:list-item>
      </text:list>
      <text:p text:style-name="P1"/>
      <text:p text:style-name="P1">Sikkerhedstest</text:p>
      <text:p text:style-name="P1"/>
      <text:p text:style-name="P5">Kompatibilitet: </text:p>
      <text:list xml:id="list3719545220" text:style-name="L8">
        <text:list-item>
          <text:p text:style-name="P13"><text:span text:style-name="T2">Browsere (forskellige udgivere og versioner)</text:span></text:p>
        </text:list-item>
        <text:list-item>
          <text:p text:style-name="P12">Print</text:p>
        </text:list-item>
        <text:list-item>
          <text:p text:style-name="P12">Mobile browsere</text:p>
        </text:list-item>
      </text:list>
      <text:p text:style-name="P1"/>
      <text:p text:style-name="P1"/>
      <text:p text:style-name="P1">Tilgængelighed (se – og høre – hæmmet)</text:p>
      <text:p text:style-name="P1"/>
      <text:p text:style-name="P1">Stavefejl</text:p>
      <text:p text:style-name="P1"/>
      <text:p text:style-name="P15">Testmetode:</text:p>
      <text:p text:style-name="P15">exploratory testing: tryk overalt</text:p>
      <text:p text:style-name="P15">Automated test</text:p>
      <text:p text:style-name="P15">Sanity vs. smoke test.</text:p>
      <text:p text:style-name="P1"/>
      <text:p text:style-name="P1"/>
      <text:p text:style-name="P1"/>
      <text:p text:style-name="P1"/>
      <text:p text:style-name="P14">Google search conso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8:21:37.690577074</meta:creation-date>
    <dc:date>2018-09-12T09:35:40.421033014</dc:date>
    <meta:editing-duration>PT33M12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9" meta:word-count="85" meta:character-count="542" meta:non-whitespace-character-count="494"/>
  </office:meta>
</office:document-meta>
</file>